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5">
            <text:p>25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17" office:value-type="string">
            <text:p>2023-05-30_12-55-38_000.jpg</text:p>
          </table:table-cell>
          <table:table-cell table:style-name="ce26" office:value-type="string">
            <text:p>-*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-*">
            <text:p>-*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18" office:value-type="string">
            <text:p>2023-05-30_07-37-44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起きた時刻 / 2023">
            <text:p>:m :PHOTO 起き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17" office:value-type="string">
            <text:p>2023-05-30_02-29-45_000.jpg</text:p>
          </table:table-cell>
          <table:table-cell table:style-name="ce26" office:value-type="string">
            <text:p>:m :PHOTO 寝た時刻 / 2023 / オナニー、未了、duration=40m時間ぐらい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寝た時刻 / 2023 / オナニー、未了、duration=40m時間ぐらい,other=~">
            <text:p>:m :PHOTO 寝た時刻 / 2023 / オナニー、未了、duration=40m時間ぐらい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3">
            <text:p>23</text:p>
          </table:table-cell>
          <table:table-cell table:style-name="ce18" office:value-type="string">
            <text:p>2023-05-30_14-34-23_000.jpg</text:p>
          </table:table-cell>
          <table:table-cell table:style-name="ce26" office:value-type="string">
            <text:p>:m #*# RES / free# S87DP9 記事読み / id~browser~media~machine=F8O1~yan~huan~desktop / theme=中国：新産業,content=電池材料,w=~ / genre=~ /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#*# RES / free# S87DP9 記事読み / id~browser~media~machine=F8O1~yan~huan~desktop / theme=中国：新産業,content=電池材料,w=~ / genre=~ / other=~">
            <text:p>:m #*# RES / free# S87DP9 記事読み / id~browser~media~machine=F8O1~yan~huan~desktop / theme=中国：新産業,content=電池材料,w=~ / genre=~ / 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9">
            <text:p>19</text:p>
          </table:table-cell>
          <table:table-cell table:style-name="ce17" office:value-type="string">
            <text:p>2023-05-30_09-27-19_000.jpg</text:p>
          </table:table-cell>
          <table:table-cell table:style-name="ce26" office:value-type="string">
            <text:p>:m #*# RES / JVEMV6 64#67_15_eireiko / 『論語 衛霊公』 著者=~,校注=~ / p.342 / w=,topic=,publisher=明治書院,other=memo+:「与之言」「与言之」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#*# RES / JVEMV6 64#67_15_eireiko / 『論語 衛霊公』 著者=~,校注=~ / p.342 / w=,topic=,publisher=明治書院,other=memo+:「与之言」「与言之」">
            <text:p>:m #*# RES / JVEMV6 64#67_15_eireiko / 『論語 衛霊公』 著者=~,校注=~ / p.342 / w=,topic=,publisher=明治書院,other=memo+:「与之言」「与言之」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17" office:value-type="string">
            <text:p>2023-05-30_12-16-57_000.jpg</text:p>
          </table:table-cell>
          <table:table-cell table:style-name="ce26" office:value-type="string">
            <text:p>:m 1*1 RES / JVEMV6 64#238_maeno / 『微粒子から探る物性七変化』 著者=前野昌弘,校注=~ / p.201 / w=気泡ゾル；ABS樹脂；ブタジエン,topic=,publisher=~,other=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1*1 RES / JVEMV6 64#238_maeno / 『微粒子から探る物性七変化』 著者=前野昌弘,校注=~ / p.201 / w=気泡ゾル；ABS樹脂；ブタジエン,topic=,publisher=~,other=">
            <text:p>:m 1*1 RES / JVEMV6 64#238_maeno / 『微粒子から探る物性七変化』 著者=前野昌弘,校注=~ / p.201 / w=気泡ゾル；ABS樹脂；ブタジエン,topic=,publisher=~,other=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4">
            <text:p>24</text:p>
          </table:table-cell>
          <table:table-cell table:style-name="ce17" office:value-type="string">
            <text:p>2023-05-30_17-14-33_000.jpg</text:p>
          </table:table-cell>
          <table:table-cell table:style-name="ce26" office:value-type="string">
            <text:p>:m 1*2 RES / JVEMV6 64#292_hoosha / 『放射光が解き明かす驚異のナノ世界』 著者=日本放射光学会、編,校注=~ / p.口絵：5 / w=~,topic=~,publisher=~,other=calc+:輝度：比較</text:p>
          </table:table-cell>
          <table:table-cell table:style-name="ce27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1*2 RES / JVEMV6 64#292_hoosha / 『放射光が解き明かす驚異のナノ世界』 著者=日本放射光学会、編,校注=~ / p.口絵：5 / w=~,topic=~,publisher=~,other=calc+:輝度：比較">
            <text:p>:m 1*2 RES / JVEMV6 64#292_hoosha / 『放射光が解き明かす驚異のナノ世界』 著者=日本放射光学会、編,校注=~ / p.口絵：5 / w=~,topic=~,publisher=~,other=calc+:輝度：比較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5">
            <text:p>25</text:p>
          </table:table-cell>
          <table:table-cell table:style-name="ce17" office:value-type="string">
            <text:p>2023-05-30_17-14-52_000.jpg</text:p>
          </table:table-cell>
          <table:table-cell table:style-name="ce26" office:value-type="string">
            <text:p>:m 2*2 RES / JVEMV6 64#292_hoosha / 『放射光が解き明かす驚異のナノ世界』 著者=日本放射光学会、編,校注=~ / p.15 / w=~,topic=~,publisher=~,other=memo+:輝度：数式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2*2 RES / JVEMV6 64#292_hoosha / 『放射光が解き明かす驚異のナノ世界』 著者=日本放射光学会、編,校注=~ / p.15 / w=~,topic=~,publisher=~,other=memo+:輝度：数式">
            <text:p>:m 2*2 RES / JVEMV6 64#292_hoosha / 『放射光が解き明かす驚異のナノ世界』 著者=日本放射光学会、編,校注=~ / p.15 / w=~,topic=~,publisher=~,other=memo+:輝度：数式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7" office:value-type="string">
            <text:p>2023-05-30_02-25-30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7" office:value-type="string">
            <text:p>2023-05-30_02-25-25_000.jpg</text:p>
          </table:table-cell>
          <table:table-cell table:style-name="ce26" office:value-type="string">
            <text:p>:m 記録 / 身体 / 全身像 / 顔 / 様子 / time=夜；occasion=寝る直前：経過時間を撮影するとき：オナニー用画像を見た後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記録 / 身体 / 全身像 / 顔 / 様子 / time=夜；occasion=寝る直前：経過時間を撮影するとき：オナニー用画像を見た後">
            <text:p>:m 記録 / 身体 / 全身像 / 顔 / 様子 / time=夜；occasion=寝る直前：経過時間を撮影するとき：オナニー用画像を見た後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7" office:value-type="string">
            <text:p>2023-05-30_02-25-41_000.jpg</text:p>
          </table:table-cell>
          <table:table-cell table:style-name="ce26" office:value-type="string">
            <text:p>:m 記録 / 身体 / 全身像 / 顔 / 様子 / time=夜；occasion=寝る直前：経過時間を撮影するとき：オナニー用画像を見た後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記録 / 身体 / 全身像 / 顔 / 様子 / time=夜；occasion=寝る直前：経過時間を撮影するとき：オナニー用画像を見た後">
            <text:p>:m 記録 / 身体 / 全身像 / 顔 / 様子 / time=夜；occasion=寝る直前：経過時間を撮影するとき：オナニー用画像を見た後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10" office:value-type="string">
            <text:p>2023-05-30_02-29-56_000.jpg</text:p>
          </table:table-cell>
          <table:table-cell table:style-name="ce26" office:value-type="string">
            <text:p>:m 記録 / 身体 / 全身像 / 顔 / 様子 / time=夜；occasion=寝る直前：時計を撮影した後か：オナニー用画像を見た後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記録 / 身体 / 全身像 / 顔 / 様子 / time=夜；occasion=寝る直前：時計を撮影した後か：オナニー用画像を見た後">
            <text:p>:m 記録 / 身体 / 全身像 / 顔 / 様子 / time=夜；occasion=寝る直前：時計を撮影した後か：オナニー用画像を見た後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8" office:value-type="string">
            <text:p>2023-05-30_02-29-40_000.jpg</text:p>
          </table:table-cell>
          <table:table-cell table:style-name="ce26" office:value-type="string">
            <text:p>:m 記録 / 身体 / 全身像 / 顔 / 様子 / time=夜；occasion=寝る直前：時計を撮影するとき：オナニー用画像を見た後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記録 / 身体 / 全身像 / 顔 / 様子 / time=夜；occasion=寝る直前：時計を撮影するとき：オナニー用画像を見た後">
            <text:p>:m 記録 / 身体 / 全身像 / 顔 / 様子 / time=夜；occasion=寝る直前：時計を撮影するとき：オナニー用画像を見た後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7" office:value-type="string">
            <text:p>2023-05-30_02-29-50_000.jpg</text:p>
          </table:table-cell>
          <table:table-cell table:style-name="ce26" office:value-type="string">
            <text:p>:m 記録 / 身体 / 全身像 / 顔 / 様子 / time=夜；occasion=寝る直前：時計を撮影するとき：オナニー用画像を見た後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記録 / 身体 / 全身像 / 顔 / 様子 / time=夜；occasion=寝る直前：時計を撮影するとき：オナニー用画像を見た後">
            <text:p>:m 記録 / 身体 / 全身像 / 顔 / 様子 / time=夜；occasion=寝る直前：時計を撮影するとき：オナニー用画像を見た後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 office:value-type="string">
            <text:p>2023-05-29_21-08-05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食べた物 ">
            <text:p>:m 食べた物 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2">
            <text:p>22</text:p>
          </table:table-cell>
          <table:table-cell table:style-name="ce18" office:value-type="string">
            <text:p>2023-05-30_12-56-06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食べた物 ">
            <text:p>:m 食べた物 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10" office:value-type="string">
            <text:p>2023-05-30_07-46-14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7" office:value-type="string">
            <text:p>2023-05-29_18-30-36_000.mp4</text:p>
          </table:table-cell>
          <table:table-cell table:style-name="ce26" office:value-type="string">
            <text:p>:VIDEO / @自室 / 記録 / jap.flute / 演奏、play / R=1 / genre=melody,for=~,file-piece-id=~,memo=~,session=hour-18,recording-id=~,other=tempo:slow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VIDEO / @自室 / 記録 / jap.flute / 演奏、play / R=1 / genre=melody,for=~,file-piece-id=~,memo=~,session=hour-18,recording-id=~,other=tempo:slow">
            <text:p>:VIDEO / @自室 / 記録 / jap.flute / 演奏、play / R=1 / genre=melody,for=~,file-piece-id=~,memo=~,session=hour-18,recording-id=~,other=tempo:slow</text:p>
          </table:table-cell>
          <table:table-cell table:style-name="ce10" table:formula="of:=RIGHT([.B19];[.K19])" office:value-type="string" office:string-value="mp4">
            <text:p>mp4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7" office:value-type="string">
            <text:p>2023-05-29_23-55-23_000.mp4</text:p>
          </table:table-cell>
          <table:table-cell table:style-name="ce26" office:value-type="string">
            <text:p>:VIDEO / @自室 / 記録 / jap.flute / 演奏、play / R=1 / genre=melody,for=~,file-piece-id=~,memo=~,session=hour-23,recording-id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VIDEO / @自室 / 記録 / jap.flute / 演奏、play / R=1 / genre=melody,for=~,file-piece-id=~,memo=~,session=hour-23,recording-id=~,other=~">
            <text:p>:VIDEO / @自室 / 記録 / jap.flute / 演奏、play / R=1 / genre=melody,for=~,file-piece-id=~,memo=~,session=hour-23,recording-id=~,other=~</text:p>
          </table:table-cell>
          <table:table-cell table:style-name="ce10" table:formula="of:=RIGHT([.B20];[.K20])" office:value-type="string" office:string-value="mp4">
            <text:p>mp4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8" office:value-type="string">
            <text:p>2023-05-29_18-35-08_000.mp4</text:p>
          </table:table-cell>
          <table:table-cell table:style-name="ce26" office:value-type="string">
            <text:p>:VIDEO / @自室 / 記録 / jap.flute / 演奏、play / R=2 / genre=melody:practice-melody,for=~,file-piece-id=~,memo=~,session=hour-18,recording-id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VIDEO / @自室 / 記録 / jap.flute / 演奏、play / R=2 / genre=melody:practice-melody,for=~,file-piece-id=~,memo=~,session=hour-18,recording-id=~,other=~">
            <text:p>:VIDEO / @自室 / 記録 / jap.flute / 演奏、play / R=2 / genre=melody:practice-melody,for=~,file-piece-id=~,memo=~,session=hour-18,recording-id=~,other=~</text:p>
          </table:table-cell>
          <table:table-cell table:style-name="ce10" table:formula="of:=RIGHT([.B21];[.K21])" office:value-type="string" office:string-value="mp4">
            <text:p>mp4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 office:value-type="string">
            <text:p>2023-05-29_22-10-28_000.mp4</text:p>
          </table:table-cell>
          <table:table-cell table:style-name="ce26" office:value-type="string">
            <text:p>:VIDEO / @自室 / 記録 / jap.flute / 演奏、play / R=3 / genre=melody,for=~,file-piece-id=~,memo=~,session=hour-18,recording-id=~,other=reason:melody-beautiful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string" office:string-value=":VIDEO / @自室 / 記録 / jap.flute / 演奏、play / R=3 / genre=melody,for=~,file-piece-id=~,memo=~,session=hour-18,recording-id=~,other=reason:melody-beautiful">
            <text:p>:VIDEO / @自室 / 記録 / jap.flute / 演奏、play / R=3 / genre=melody,for=~,file-piece-id=~,memo=~,session=hour-18,recording-id=~,other=reason:melody-beautiful</text:p>
          </table:table-cell>
          <table:table-cell table:style-name="ce10" table:formula="of:=RIGHT([.B22];[.K22])" office:value-type="string" office:string-value="mp4">
            <text:p>mp4</text:p>
          </table:table-cell>
          <table:table-cell table:style-name="ce47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7" office:value-type="string">
            <text:p>2023-05-29_18-04-37_000.jpg</text:p>
          </table:table-cell>
          <table:table-cell table:style-name="ce26" office:value-type="string">
            <text:p>:PHOTO 記録 / location=~ / topic=終了 / for=セロハンテープ：15x8mm：２個入り / occasion=２個目を取り出した,other=撮影面：表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3]=&quot;&quot;;[.C25];CONCATENATE([.C25];&quot; / &quot;;[.E23]))" office:value-type="string" office:string-value=":PHOTO 記録 / location=~ / topic=終了 / for=ゴムバンド：１５本入り：#320：アメ色：120x6x1.1mm / occasion=~,other=撮影面：表">
            <text:p>:PHOTO 記録 / location=~ / topic=終了 / for=ゴムバンド：１５本入り：#320：アメ色：120x6x1.1mm / occasion=~,other=撮影面：表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47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7" office:value-type="string">
            <text:p>2023-05-29_18-04-41_000.jpg</text:p>
          </table:table-cell>
          <table:table-cell table:style-name="ce26" office:value-type="string">
            <text:p>:PHOTO 記録 / location=~ / topic=終了 / for=セロハンテープ：15x8mm：２個入り / occasion=２個目を取り出した,other=撮影面：裏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string" office:string-value=":PHOTO 記録 / location=~ / topic=終了 / for=セロハンテープ：15x8mm：２個入り / occasion=２個目を取り出した,other=撮影面：裏">
            <text:p>:PHOTO 記録 / location=~ / topic=終了 / for=セロハンテープ：15x8mm：２個入り / occasion=２個目を取り出した,other=撮影面：裏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47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 office:value-type="string">
            <text:p>2023-05-29_20-37-03_000.jpg</text:p>
          </table:table-cell>
          <table:table-cell table:style-name="ce26" office:value-type="string">
            <text:p>:PHOTO 記録 / location=~ / topic=終了 / for=ゴムバンド：１５本入り：#320：アメ色：120x6x1.1mm / occasion=~,other=撮影面：表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5];[.K25])" office:value-type="string" office:string-value="jpg">
            <text:p>jpg</text:p>
          </table:table-cell>
          <table:table-cell table:style-name="ce47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7" office:value-type="string">
            <text:p>2023-05-29_20-37-08_000.jpg</text:p>
          </table:table-cell>
          <table:table-cell table:style-name="ce26" office:value-type="string">
            <text:p>:PHOTO 記録 / location=~ / topic=終了 / for=ゴムバンド：１５本入り：#320：アメ色：120x6x1.1mm / occasion=~,other=撮影面：裏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string" office:string-value=":PHOTO 記録 / location=~ / topic=終了 / for=ゴムバンド：１５本入り：#320：アメ色：120x6x1.1mm / occasion=~,other=撮影面：裏">
            <text:p>:PHOTO 記録 / location=~ / topic=終了 / for=ゴムバンド：１５本入り：#320：アメ色：120x6x1.1mm / occasion=~,other=撮影面：裏</text:p>
          </table:table-cell>
          <table:table-cell table:style-name="ce10" table:formula="of:=RIGHT([.B26];[.K26])" office:value-type="string" office:string-value="jpg">
            <text:p>jpg</text:p>
          </table:table-cell>
          <table:table-cell table:style-name="ce47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5">
            <text:p>2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2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30">2023/05/30</text:date>, <text:time>19:08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5-30T19:08:04.91</dc:date>
    <dc:creator>iwabuchi ken</dc:creator>
    <meta:editing-duration>P56DT20H53M32S</meta:editing-duration>
    <meta:editing-cycles>18650</meta:editing-cycles>
    <meta:document-statistic meta:table-count="2" meta:cell-count="936" meta:object-count="0"/>
    <meta:user-defined meta:name="qrichtext">1</meta:user-defined>
  </office:meta>
</office:document-meta>
</file>